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4454f" officeooo:paragraph-rsid="0004454f" style:font-weight-asian="bold" style:font-weight-complex="bold"/>
    </style:style>
    <style:style style:name="P2" style:family="paragraph" style:parent-style-name="Standard">
      <style:text-properties fo:font-weight="bold" officeooo:rsid="0006969f" officeooo:paragraph-rsid="0006969f" style:font-weight-asian="bold" style:font-weight-complex="bold"/>
    </style:style>
    <style:style style:name="P3" style:family="paragraph" style:parent-style-name="Standard">
      <style:text-properties fo:font-weight="bold" officeooo:rsid="00091a03" officeooo:paragraph-rsid="00091a03" style:font-weight-asian="bold" style:font-weight-complex="bold"/>
    </style:style>
    <style:style style:name="P4" style:family="paragraph" style:parent-style-name="Standard">
      <style:text-properties fo:font-weight="bold" officeooo:rsid="000a8d7d" officeooo:paragraph-rsid="000a8d7d" style:font-weight-asian="bold" style:font-weight-complex="bold"/>
    </style:style>
    <style:style style:name="P5" style:family="paragraph" style:parent-style-name="Standard">
      <style:text-properties fo:font-weight="bold" officeooo:rsid="000af3e1" officeooo:paragraph-rsid="000af3e1" style:font-weight-asian="bold" style:font-weight-complex="bold"/>
    </style:style>
    <style:style style:name="P6" style:family="paragraph" style:parent-style-name="Standard">
      <style:text-properties fo:font-weight="bold" officeooo:rsid="000ca6ab" officeooo:paragraph-rsid="000ca6ab" style:font-weight-asian="bold" style:font-weight-complex="bold"/>
    </style:style>
    <style:style style:name="P7" style:family="paragraph" style:parent-style-name="Standard">
      <style:text-properties fo:font-weight="bold" officeooo:rsid="000d68da" officeooo:paragraph-rsid="000d68da" style:font-weight-asian="bold" style:font-weight-complex="bold"/>
    </style:style>
    <style:style style:name="P8" style:family="paragraph" style:parent-style-name="Standard">
      <style:paragraph-properties fo:text-align="center" style:justify-single-word="false"/>
      <style:text-properties fo:font-size="18pt" fo:font-weight="bold" officeooo:rsid="0004454f" officeooo:paragraph-rsid="0004454f"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2fa5" style:font-weight-asian="normal" style:font-weight-complex="normal"/>
    </style:style>
    <style:style style:name="T3" style:family="text">
      <style:text-properties fo:font-weight="normal" officeooo:rsid="00078020" style:font-weight-asian="normal" style:font-weight-complex="normal"/>
    </style:style>
    <style:style style:name="T4" style:family="text">
      <style:text-properties fo:font-weight="normal" officeooo:rsid="000a8d7d" style:font-weight-asian="normal" style:font-weight-complex="normal"/>
    </style:style>
    <style:style style:name="T5" style:family="text">
      <style:text-properties fo:font-weight="normal" officeooo:rsid="000e5ef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ummarization</text:p>
      <text:p text:style-name="P1"/>
      <text:p text:style-name="P1">Paper : <text:span text:style-name="T1">A novel image encryption algorithm based on polynomial combination of chaotic maps and dynamic function generation</text:span></text:p>
      <text:p text:style-name="P1"><text:span text:style-name="T1"/></text:p>
      <text:p text:style-name="P1">Authors : <text:span text:style-name="T1">Meysam Asgari-Chenaghlu, Mohammad-Ali Balafa</text:span><text:span text:style-name="T2">r</text:span><text:span text:style-name="T1">, Mohammad-Reza Feizi-Derakhshi</text:span></text:p>
      <text:p text:style-name="P1"><text:span text:style-name="T1"/></text:p>
      <text:p text:style-name="P2">Introduction – <text:span text:style-name="T1">Due to the increasing number of the users of the social networking sites and other media sites the media encryption has become a necessity to provide the security to the users data. This requires a strong and efficient method to encrypt the media. Due to their random-like behavior and high statistical scores on various tests, correlation analysis and information entropy, chaotic image and media encryption methods have earned great attention. </text:span><text:span text:style-name="T3">I</text:span><text:span text:style-name="T1">n this research, </text:span><text:span text:style-name="T3">the authors</text:span><text:span text:style-name="T1"> have designed a new chaotic algorithm that is capable of generating dynamic functions at runtime. It’s also capable of maintaining powerful statistical properties with aid of a novel chaotic system that is made by coupling of one dimensional chaotic maps.</text:span></text:p>
      <text:p text:style-name="P2"><text:span text:style-name="T1"/></text:p>
      <text:p text:style-name="P3">Chaotic Systems – <text:span text:style-name="T1">Can be 1 or multi-dimensional. The 1D chaotic maps perform faster and is less complicated but has short initial range and suffers from absence of extra contraol parameters. This problems could be reduced by using combined chaotic systems. These systems use chaotic maps in order to make a new one that is furthermore capable of handling problems. In this paper, <text:s/>a new chaotic system is introduced, in which multiple or single chaotic maps are coupled. This coupling is applied both to expand the maps input range and to obtain higher random-like behavior. </text:span><text:span text:style-name="T4">The lyapunov exponent values computed against this method shows that the system is chaotic.</text:span></text:p>
      <text:p text:style-name="P3"><text:span text:style-name="T4"/></text:p>
      <text:p text:style-name="P4">Proposed image encryption scheme – <text:span text:style-name="T1">The utilized their chaotic stystem to get good cryptographic properties. In this setup, six inner functions - GenRK, GenXMap, GenPMap, GenSMap, DFLGen and Exchanger act in a binded cooperation to make the final encrypted output. Here, inputs are the image and the secret key, which is assumed to be an ASCII string with arbitrary size. After N iterations, their process ends up with producing an encrypted image from the inputs. The same scheme is employed for the decryption with minor modifications.</text:span></text:p>
      <text:p text:style-name="P5"><text:span text:style-name="T1">The process in brief is :-</text:span></text:p>
      <text:p text:style-name="P5"><text:span text:style-name="T1">1) GenRK <text:s/>takes secret key as input and generates round-keys which are stored in RK matrix.</text:span></text:p>
      <text:p text:style-name="P5"><text:span text:style-name="T1">2) GenXMap takes size of input image as input and generates a Xmap, having same size as input image, based on RK0.</text:span></text:p>
      <text:p text:style-name="P5"><text:span text:style-name="T1">3) The map produced is fed to GenPMap function to compute permutation matrix denoted as PMap.</text:span></text:p>
      <text:p text:style-name="P6"><text:span text:style-name="T1">4) <text:s/>Simultaneously, in a multithreaded fashion, GenSMap and DFLGen form substitution matrix and dynamic function list, respectively, according to RK0.</text:span></text:p>
      <text:p text:style-name="P7"><text:span text:style-name="T1">5) Exchanger permutes source image and then substitutes each pixel according to Smap using the Pmap. <text:s/>Further, it applies XOR operation between the intermediate result of previous two steps and Xmap.</text:span></text:p>
      <text:p text:style-name="P7"><text:span text:style-name="T1">6) Each function in dynamic function list, from DFLGen, is operated at each pixel, in a cascading mode over intermediate image.</text:span></text:p>
      <text:p text:style-name="P7"><text:span text:style-name="T1">7) <text:s/>The whole process repeats for each rk in RK matrix.</text:span></text:p>
      <text:p text:style-name="P7"><text:span text:style-name="T1"/></text:p>
      <text:p text:style-name="P7"><text:span text:style-name="T1">The decryption process is same as encryption with minor modifications.</text:span></text:p>
      <text:p text:style-name="P7"><text:span text:style-name="T1"/></text:p>
      <text:p text:style-name="P7">Results – <text:span text:style-name="T1"><text:s/>The analytic and numerical tests confirm that the proposed novel system is suitable for cryptographic applications specially for image encryption. Statistical tests, cryptanalytic discussions and various standard simulations on this novel algorithm have proved its validity. The algorithm is neither too fast thus preventing brute force attacks and nor too slow and power hungry. </text:span><text:span text:style-name="T5">The </text:span><text:soft-page-break/><text:span text:style-name="T5">histogram distribution of the encrypted image is found to be uniform and the corelation among pixels is reduced significantly.</text:span></text:p>
      <text:p text:style-name="P7"><text:span text:style-name="T1"/></text:p>
      <text:p text:style-name="P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1-02-21T12:36:17.190320280</dc:date>
    <meta:editing-duration>PT44M45S</meta:editing-duration>
    <meta:editing-cycles>9</meta:editing-cycles>
    <meta:document-statistic meta:table-count="0" meta:image-count="0" meta:object-count="0" meta:page-count="2" meta:paragraph-count="16" meta:word-count="564" meta:character-count="3615" meta:non-whitespace-character-count="3057"/>
  </office:meta>
</office:document-meta>
</file>